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65b48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3b6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-serif"/>
    </style:style>
    <style:style style:name="P5" style:family="paragraph" style:parent-style-name="Standard">
      <style:paragraph-properties fo:margin-top="0cm" fo:margin-bottom="0.499cm" loext:contextual-spacing="false" fo:text-align="start" style:justify-single-word="false"/>
      <style:text-properties officeooo:paragraph-rsid="00133ad9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65b48"/>
    </style:style>
    <style:style style:name="T3" style:family="text">
      <style:text-properties style:font-name="Courier New" fo:font-weight="bold"/>
    </style:style>
    <style:style style:name="T4" style:family="text">
      <style:text-properties style:font-name="Courier New" fo:font-weight="bold" officeooo:rsid="00133ad9"/>
    </style:style>
    <style:style style:name="T5" style:family="text">
      <style:text-properties style:font-name="Courier New" fo:font-weight="bold" officeooo:rsid="00144818"/>
    </style:style>
    <style:style style:name="T6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Courier New" fo:font-style="normal" fo:font-weight="bold" officeooo:rsid="00133ad9" style:font-style-asian="normal" style:font-weight-asian="bold" style:font-style-complex="normal" style:font-weight-complex="bold"/>
    </style:style>
    <style:style style:name="T8" style:family="text">
      <style:text-properties fo:color="#333333" style:font-name="Courier New" fo:font-weight="bold"/>
    </style:style>
    <style:style style:name="T9" style:family="text">
      <style:text-properties fo:font-style="normal" fo:font-weight="bold" officeooo:rsid="00133ad9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1">Editados el archivo con la descripción de nuestra compuerta y el archivo de estímulos, se invoca a ghdl para su análisis:</text:span><text:line-break/><text:line-break/><text:span text:style-name="T3">ghdl -a </text:span><text:span text:style-name="T4">neg</text:span><text:span text:style-name="T3">.vhd</text:span><text:line-break/><text:span text:style-name="T9">g</text:span><text:span text:style-name="T6">hdl -a </text:span><text:span text:style-name="T7">neg_tb</text:span><text:span text:style-name="T6">.vhd</text:span><text:line-break/><text:line-break/><text:span text:style-name="T1">Generamos el ejecutable al enlazar los módulos (objetos) creados:</text:span><text:line-break/><text:line-break/><text:span text:style-name="T3">ghdl -e </text:span><text:span text:style-name="T4">neg_tb</text:span><text:line-break/><text:line-break/><text:span text:style-name="T1">Se ejecuta el archivo pasando como parámetros el tiempo máximos de simulación (100 nano segundos) y el archivo en donde se guardarán los resultados (</text:span><text:span text:style-name="T8">tb_compnot.vcd</text:span><text:span text:style-name="T1">):</text:span></text:p>
      <text:p text:style-name="P3">ghdl -r neg_tb <text:s/>--vcd=neg.vcd</text:p>
      <text:p text:style-name="P1"/>
      <text:p text:style-name="P2"><text:span text:style-name="T1">ghdl -r neg_tb –-stop-time=</text:span><text:span text:style-name="T2">5</text:span><text:span text:style-name="T1">00ns --vcd=neg.vcd</text:span></text:p>
      <text:p text:style-name="P4"/>
      <text:p text:style-name="P1"><text:span text:style-name="T1">Finalmente visualizamos los resultados por medio de gtkwave</text:span><text:line-break/><text:line-break/><text:span text:style-name="T3">gtkwave </text:span><text:span text:style-name="T5">neg</text:span><text:span text:style-name="T3">.vc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21:08:53.410610488</meta:creation-date>
    <dc:date>2021-03-23T04:14:21.347798438</dc:date>
    <meta:editing-duration>PT1H14M5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5" meta:character-count="558" meta:non-whitespace-character-count="473"/>
  </office:meta>
</office:document-meta>
</file>